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background-color="#999999"/>
    </style:style>
    <style:style style:name="P2" style:family="paragraph" style:parent-style-name="Standard" style:list-style-name="L5">
      <style:text-properties fo:background-color="#999999"/>
    </style:style>
    <style:style style:name="P3" style:family="paragraph" style:parent-style-name="Standard" style:list-style-name="L14">
      <style:text-properties fo:background-color="#999999"/>
    </style:style>
    <style:style style:name="P4" style:family="paragraph" style:parent-style-name="Standard" style:list-style-name="L17">
      <style:text-properties fo:background-color="#999999"/>
    </style:style>
    <style:style style:name="P5" style:family="paragraph" style:parent-style-name="Standard" style:list-style-name="L18">
      <style:text-properties fo:background-color="#999999"/>
    </style:style>
    <style:style style:name="P6" style:family="paragraph" style:parent-style-name="Standard" style:list-style-name="L19">
      <style:text-properties fo:background-color="#999999"/>
    </style:style>
    <style:style style:name="P7" style:family="paragraph" style:parent-style-name="Standard" style:list-style-name="L19">
      <style:text-properties officeooo:rsid="0013b57b" officeooo:paragraph-rsid="0013b57b" fo:background-color="#999999"/>
    </style:style>
    <style:style style:name="P8" style:family="paragraph" style:parent-style-name="Standard">
      <style:text-properties fo:background-color="#ffff00"/>
    </style:style>
    <style:style style:name="P9" style:family="paragraph" style:parent-style-name="Standard" style:list-style-name="L1">
      <style:text-properties fo:background-color="#ffff00"/>
    </style:style>
    <style:style style:name="P10" style:family="paragraph" style:parent-style-name="Standard" style:list-style-name="L2">
      <style:text-properties fo:background-color="#ffff00"/>
    </style:style>
    <style:style style:name="P11" style:family="paragraph" style:parent-style-name="Standard" style:list-style-name="L3">
      <style:text-properties fo:background-color="#ffff00"/>
    </style:style>
    <style:style style:name="P12" style:family="paragraph" style:parent-style-name="Standard">
      <style:text-properties fo:background-color="#ff6d6d"/>
    </style:style>
    <style:style style:name="P13" style:family="paragraph" style:parent-style-name="Standard" style:list-style-name="L4">
      <style:text-properties fo:background-color="#ff6d6d"/>
    </style:style>
    <style:style style:name="P14" style:family="paragraph" style:parent-style-name="Standard" style:list-style-name="L21">
      <style:text-properties fo:background-color="#ff6d6d"/>
    </style:style>
    <style:style style:name="P15" style:family="paragraph" style:parent-style-name="Standard" style:list-style-name="L23">
      <style:text-properties fo:background-color="#ff6d6d"/>
    </style:style>
    <style:style style:name="P16" style:family="paragraph" style:parent-style-name="Standard" style:list-style-name="L24">
      <style:text-properties fo:background-color="#ff6d6d"/>
    </style:style>
    <style:style style:name="P17" style:family="paragraph" style:parent-style-name="Standard" style:list-style-name="L25">
      <style:text-properties fo:background-color="#ff6d6d"/>
    </style:style>
    <style:style style:name="P18" style:family="paragraph" style:parent-style-name="Standard" style:list-style-name="L21">
      <style:text-properties officeooo:rsid="0013b57b" officeooo:paragraph-rsid="0013b57b" fo:background-color="#ff6d6d"/>
    </style:style>
    <style:style style:name="P19" style:family="paragraph" style:parent-style-name="Standard">
      <style:text-properties fo:background-color="#729fcf"/>
    </style:style>
    <style:style style:name="P20" style:family="paragraph" style:parent-style-name="Standard" style:list-style-name="L6">
      <style:text-properties fo:background-color="#729fcf"/>
    </style:style>
    <style:style style:name="P21" style:family="paragraph" style:parent-style-name="Standard" style:list-style-name="L7">
      <style:text-properties fo:background-color="#729fcf"/>
    </style:style>
    <style:style style:name="P22" style:family="paragraph" style:parent-style-name="Standard" style:list-style-name="L8">
      <style:text-properties fo:background-color="#729fcf"/>
    </style:style>
    <style:style style:name="P23" style:family="paragraph" style:parent-style-name="Standard" style:list-style-name="L11"/>
    <style:style style:name="P24" style:family="paragraph" style:parent-style-name="Standard">
      <style:text-properties fo:background-color="transparent"/>
    </style:style>
    <style:style style:name="P25" style:family="paragraph" style:parent-style-name="Standard" style:list-style-name="L9">
      <style:text-properties fo:background-color="transparent"/>
    </style:style>
    <style:style style:name="P26" style:family="paragraph" style:parent-style-name="Standard" style:list-style-name="L10">
      <style:text-properties fo:background-color="transparent"/>
    </style:style>
    <style:style style:name="P27" style:family="paragraph" style:parent-style-name="Standard" style:list-style-name="L12"/>
    <style:style style:name="P28" style:family="paragraph" style:parent-style-name="Standard" style:list-style-name="L13"/>
    <style:style style:name="P29" style:family="paragraph" style:parent-style-name="Standard" style:list-style-name="L15"/>
    <style:style style:name="P30" style:family="paragraph" style:parent-style-name="Standard" style:list-style-name="L16"/>
    <style:style style:name="P31" style:family="paragraph" style:parent-style-name="Standard" style:list-style-name="L20"/>
    <style:style style:name="P32" style:family="paragraph" style:parent-style-name="Standard" style:list-style-name="L22"/>
    <style:style style:name="P33" style:family="paragraph" style:parent-style-name="Standard" style:list-style-name="L26"/>
    <style:style style:name="P34" style:family="paragraph" style:parent-style-name="Standard" style:list-style-name="L27"/>
    <style:style style:name="P35" style:family="paragraph" style:parent-style-name="Standard" style:list-style-name="L28"/>
    <style:style style:name="P36" style:family="paragraph" style:parent-style-name="Standard" style:list-style-name="L29"/>
    <style:style style:name="P37" style:family="paragraph" style:parent-style-name="Standard" style:list-style-name="L30"/>
    <style:style style:name="P38" style:family="paragraph" style:parent-style-name="Standard" style:list-style-name="L31"/>
    <style:style style:name="P39" style:family="paragraph" style:parent-style-name="Standard" style:list-style-name="L32"/>
    <style:style style:name="P40" style:family="paragraph" style:parent-style-name="Standard" style:list-style-name="L33"/>
    <style:style style:name="P41" style:family="paragraph" style:parent-style-name="Standard" style:list-style-name="L34"/>
    <style:style style:name="P42" style:family="paragraph" style:parent-style-name="Standard" style:list-style-name="L35"/>
    <style:style style:name="P43" style:family="paragraph" style:parent-style-name="Standard" style:list-style-name="L36"/>
    <style:style style:name="T1" style:family="text">
      <style:text-properties fo:background-color="#ff6d6d" loext:char-shading-value="0"/>
    </style:style>
    <style:style style:name="T2" style:family="text">
      <style:text-properties fo:background-color="#729fcf" loext:char-shading-value="0"/>
    </style:style>
    <style:style style:name="T3" style:family="text">
      <style:text-properties officeooo:rsid="00135068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stest m | grep ❌</text:p>
      <text:p text:style-name="P1"><text:s text:c="2"/>24:<text:tab/>STD_OUT: ❌ <text:s/>STD_ERR: ✅ <text:s/>EXIT_CODE: ✅ <text:s/>/home/benny/42_minishell_tester/cmds/mand/0_compare_parsing.sh:52 <text:s/></text:p>
      <text:p text:style-name="P1"><text:s text:c="2"/>25:<text:tab/>STD_OUT: ❌ <text:s/>STD_ERR: ✅ <text:s/>EXIT_CODE: ✅ <text:s/>/home/benny/42_minishell_tester/cmds/mand/0_compare_parsing.sh:54 <text:s/></text:p>
      <text:p text:style-name="P1"><text:s text:c="2"/>26:<text:tab/>STD_OUT: ❌ <text:s/>STD_ERR: ✅ <text:s/>EXIT_CODE: ✅ <text:s/>/home/benny/42_minishell_tester/cmds/mand/0_compare_parsing.sh:56 <text:s/></text:p>
      <text:p text:style-name="P1"><text:s text:c="2"/>27:<text:tab/>STD_OUT: ❌ <text:s/>STD_ERR: ✅ <text:s/>EXIT_CODE: ✅ <text:s/>/home/benny/42_minishell_tester/cmds/mand/0_compare_parsing.sh:58 <text:s/></text:p>
      <text:p text:style-name="P1"><text:s text:c="2"/>28:<text:tab/>STD_OUT: ❌ <text:s/>STD_ERR: ✅ <text:s/>EXIT_CODE: ✅ <text:s/>/home/benny/42_minishell_tester/cmds/mand/0_compare_parsing.sh:60 <text:s/></text:p>
      <text:p text:style-name="P1"><text:s text:c="2"/>29:<text:tab/>STD_OUT: ❌ <text:s/>STD_ERR: ✅ <text:s/>EXIT_CODE: ✅ <text:s/>/home/benny/42_minishell_tester/cmds/mand/0_compare_parsing.sh:62 <text:s/></text:p>
      <text:p text:style-name="P1"><text:s text:c="2"/>30:<text:tab/>STD_OUT: ❌ <text:s/>STD_ERR: ✅ <text:s/>EXIT_CODE: ✅ <text:s/>/home/benny/42_minishell_tester/cmds/mand/0_compare_parsing.sh:64 <text:s/></text:p>
      <text:p text:style-name="P8"><text:s text:c="2"/>30:<text:tab/>STD_OUT: ❌ <text:s/>STD_ERR: ✅ <text:s/>EXIT_CODE: ✅ <text:s/>/home/benny/42_minishell_tester/cmds/mand/10_parsing_hell.sh:95 <text:s/></text:p>
      <text:list xml:id="list809065661" text:style-name="L1">
        <text:list-item>
          <text:p text:style-name="P9"/>
        </text:list-item>
      </text:list>
      <text:p text:style-name="P12">/home/benny/42_minishell_tester/tester.sh: Zeile 161: 37446 Fertig <text:s text:c="17"/>echo -n "$INPUT"</text:p>
      <text:p text:style-name="P12"><text:s text:c="5"/>37447 Speicherzugriffsfehler <text:s/>(Speicherabzug geschrieben) | $MINISHELL_PATH/$EXECUTABLE 2&gt; tmp_err_minishell &gt; tmp_out_minishell</text:p>
      <text:p text:style-name="Standard"><text:span text:style-name="T1"><text:s text:c="2"/>72:<text:tab/>STD_OUT: ❌ <text:s/>STD_ERR: ✅ <text:s/>EXIT_CODE: ❌ [ minishell(139) <text:s/>bash(0) ] </text:span><text:s/><text:span text:style-name="T1">/home/benny/42_minishell_tester/cmds/mand/10_parsing_hell.sh:201 </text:span><text:s/></text:p>
      <text:list xml:id="list3925211297" text:style-name="L4">
        <text:list-item>
          <text:p text:style-name="P13">export T="echo segfault | grep segfault"</text:p>
        </text:list-item>
        <text:list-item>
          <text:p text:style-name="P13">$T</text:p>
        </text:list-item>
      </text:list>
      <text:p text:style-name="P8"><text:s text:c="2"/>73:<text:tab/>STD_OUT: ❌ <text:s/>STD_ERR: ✅ <text:s/>EXIT_CODE: ✅ <text:s/>/home/benny/42_minishell_tester/cmds/mand/10_parsing_hell.sh:204 <text:s/></text:p>
      <text:list xml:id="list2508186819" text:style-name="L3">
        <text:list-item>
          <text:p text:style-name="P11">export T=-nnnnnnnn"nnnnnnn "</text:p>
        </text:list-item>
        <text:list-item>
          <text:p text:style-name="P11">echo $T</text:p>
        </text:list-item>
      </text:list>
      <text:p text:style-name="P8"><text:s text:c="2"/>109:<text:tab/>STD_OUT: ❌ <text:s/>STD_ERR: ✅ <text:s/>EXIT_CODE: ✅ <text:s/>/home/benny/42_minishell_tester/cmds/mand/10_parsing_hell.sh:286 <text:s/></text:p>
      <text:list xml:id="list1186885752" text:style-name="L2">
        <text:list-item>
          <text:p text:style-name="P10">echo "$"$'$'$"$"$"$"$'$'</text:p>
        </text:list-item>
      </text:list>
      <text:p text:style-name="P1"><text:s text:c="2"/>118:<text:tab/>STD_OUT: ✅ <text:s/>STD_ERR: ✅ <text:s/>EXIT_CODE: ❌ [ minishell(2) <text:s/>bash(127) ] <text:s/>/home/benny/42_minishell_tester/cmds/mand/10_parsing_hell.sh:304 <text:s/></text:p>
      <text:list xml:id="list3984758605" text:style-name="L5">
        <text:list-item>
          <text:p text:style-name="P2">&gt;| echo sure</text:p>
        </text:list-item>
      </text:list>
      <text:p text:style-name="P1"><text:s text:c="2"/>27:<text:tab/>STD_OUT: ❌ <text:s/>STD_ERR: ✅ <text:s/>EXIT_CODE: ✅ <text:s/>/home/benny/42_minishell_tester/cmds/mand/1_builtins.sh:59 <text:s/></text:p>
      <text:p text:style-name="P1"><text:s text:c="2"/>28:<text:tab/>STD_OUT: ❌ <text:s/>STD_ERR: ✅ <text:s/>EXIT_CODE: ✅ <text:s/>/home/benny/42_minishell_tester/cmds/mand/1_builtins.sh:61 <text:s/></text:p>
      <text:p text:style-name="P1"><text:s text:c="2"/>29:<text:tab/>STD_OUT: ❌ <text:s/>STD_ERR: ✅ <text:s/>EXIT_CODE: ✅ <text:s/>/home/benny/42_minishell_tester/cmds/mand/1_builtins.sh:63 <text:s/></text:p>
      <text:p text:style-name="P1"><text:s text:c="2"/>30:<text:tab/>STD_OUT: ❌ <text:s/>STD_ERR: ✅ <text:s/>EXIT_CODE: ✅ <text:s/>/home/benny/42_minishell_tester/cmds/mand/1_builtins.sh:65 <text:s/></text:p>
      <text:p text:style-name="P1"><text:s text:c="2"/>31:<text:tab/>STD_OUT: ❌ <text:s/>STD_ERR: ✅ <text:s/>EXIT_CODE: ✅ <text:s/>/home/benny/42_minishell_tester/cmds/mand/1_builtins.sh:67 <text:s/></text:p>
      <text:p text:style-name="P1"><text:s text:c="2"/>32:<text:tab/>STD_OUT: ❌ <text:s/>STD_ERR: ✅ <text:s/>EXIT_CODE: ✅ <text:s/>/home/benny/42_minishell_tester/cmds/mand/1_builtins.sh:69 <text:s/></text:p>
      <text:p text:style-name="P1"><text:s text:c="2"/>33:<text:tab/>STD_OUT: ❌ <text:s/>STD_ERR: ✅ <text:s/>EXIT_CODE: ✅ <text:s/>/home/benny/42_minishell_tester/cmds/mand/1_builtins.sh:71 <text:s/></text:p>
      <text:p text:style-name="P19"><text:s text:c="2"/>101:<text:tab/>STD_OUT: ✅ <text:s/>STD_ERR: ❌ <text:s/>EXIT_CODE: ❌ [ minishell(1) <text:s/>bash(0) ] <text:s/>/home/benny/42_minishell_tester/cmds/mand/1_builtins.sh:230 <text:s/></text:p>
      <text:list xml:id="list890289943" text:style-name="L6">
        <text:list-item>
          <text:p text:style-name="P20">cd '/////' 2&gt;/dev/null</text:p>
        </text:list-item>
      </text:list>
      <text:p text:style-name="Standard"><text:soft-page-break/><text:s text:c="2"/><text:span text:style-name="T2">104:<text:tab/>STD_OUT: ✅ <text:s/>STD_ERR: ❌ <text:s/>EXIT_CODE: ✅ <text:s/>/home/benny/42_minishell_tester/cmds/mand/1_builtins.sh:236</text:span> <text:s/></text:p>
      <text:list xml:id="list1457035673" text:style-name="L7">
        <text:list-item>
          <text:p text:style-name="P21">cd "doesntexist" 2&gt;/dev/null </text:p>
        </text:list-item>
      </text:list>
      <text:p text:style-name="P19"><text:s text:c="2"/>106:<text:tab/>STD_OUT: ✅ <text:s/>STD_ERR: ❌ <text:s/>EXIT_CODE: ✅ <text:s/>/home/benny/42_minishell_tester/cmds/mand/1_builtins.sh:240 <text:s/></text:p>
      <text:list xml:id="list3158604622" text:style-name="L8">
        <text:list-item>
          <text:p text:style-name="P22">cd "wtf" 2&gt;/dev/null </text:p>
        </text:list-item>
      </text:list>
      <text:p text:style-name="P24"><text:s text:c="2"/>139:<text:tab/>STD_OUT: ❌ <text:s/>STD_ERR: ❌ <text:s/>EXIT_CODE: ❌ [ minishell(0) <text:s/>bash(127) ] <text:s/>/home/benny/42_minishell_tester/cmds/mand/1_builtins.sh:357 <text:s/></text:p>
      <text:list xml:id="list2466789033" text:style-name="L9">
        <text:list-item>
          <text:p text:style-name="P25">env what</text:p>
        </text:list-item>
      </text:list>
      <text:p text:style-name="P24"><text:s text:c="2"/>149:<text:tab/>STD_OUT: ❌ <text:s/>STD_ERR: ✅ <text:s/>EXIT_CODE: ✅ <text:s/>/home/benny/42_minishell_tester/cmds/mand/1_builtins.sh:387 <text:s/></text:p>
      <text:list xml:id="list746365726" text:style-name="L10">
        <text:list-item>
          <text:p text:style-name="P26">export</text:p>
        </text:list-item>
      </text:list>
      <text:p text:style-name="Standard"><text:s text:c="2"/>164:<text:tab/>STD_OUT: ✅ <text:s/>STD_ERR: ✅ <text:s/>EXIT_CODE: ❌ [ minishell(1) <text:s/>bash(2) ] <text:s/>/home/benny/42_minishell_tester/cmds/mand/1_builtins.sh:417 <text:s/></text:p>
      <text:list xml:id="list1696873624" text:style-name="L11">
        <text:list-item>
          <text:p text:style-name="P23">export --TEST=123</text:p>
        </text:list-item>
      </text:list>
      <text:p text:style-name="Standard"><text:s text:c="2"/>169:<text:tab/>STD_OUT: ✅ <text:s/>STD_ERR: ✅ <text:s/>EXIT_CODE: ❌ [ minishell(1) <text:s/>bash(2) ] <text:s/>/home/benny/42_minishell_tester/cmds/mand/1_builtins.sh:427 <text:s/></text:p>
      <text:list xml:id="list2988010794" text:style-name="L12">
        <text:list-item>
          <text:p text:style-name="P27">export -TEST=100</text:p>
        </text:list-item>
      </text:list>
      <text:p text:style-name="Standard"><text:s text:c="2"/>184:<text:tab/>STD_OUT: ✅ <text:s/>STD_ERR: ✅ <text:s/>EXIT_CODE: ❌ [ minishell(1) <text:s/>bash(2) ] <text:s/>/home/benny/42_minishell_tester/cmds/mand/1_builtins.sh:457 <text:s/></text:p>
      <text:list xml:id="list1354353084" text:style-name="L13">
        <text:list-item>
          <text:p text:style-name="P28">export -TEST=123</text:p>
        </text:list-item>
      </text:list>
      <text:p text:style-name="P1"><text:s text:c="2"/>223:<text:tab/>STD_OUT: ✅ <text:s/>STD_ERR: ❌ <text:s/>EXIT_CODE: ❌ [ minishell(0) <text:s/>bash(127) ] <text:s/>/home/benny/42_minishell_tester/cmds/mand/1_builtins.sh:549 <text:s/></text:p>
      <text:list xml:id="list2037832502" text:style-name="L14">
        <text:list-item>
          <text:p text:style-name="P3">unset TES;T</text:p>
        </text:list-item>
      </text:list>
      <text:p text:style-name="Standard"><text:s text:c="2"/>230:<text:tab/>STD_OUT: ✅ <text:s/>STD_ERR: ❌ <text:s/>EXIT_CODE: ❌ [ minishell(0) <text:s/>bash(2) ] <text:s/>/home/benny/42_minishell_tester/cmds/mand/1_builtins.sh:563 <text:s/></text:p>
      <text:list xml:id="list1284006339" text:style-name="L15">
        <text:list-item>
          <text:p text:style-name="P29">unset -TEST</text:p>
        </text:list-item>
      </text:list>
      <text:p text:style-name="Standard"><text:s text:c="2"/>2:<text:tab/>STD_OUT: ❌ <text:s/>STD_ERR: ❌ <text:s/>EXIT_CODE: ❌ [ minishell(76) <text:s/>bash(0) ] <text:s/>/home/benny/42_minishell_tester/cmds/mand/1_pipelines.sh:6 <text:s/></text:p>
      <text:list xml:id="list333982995" text:style-name="L16">
        <text:list-item>
          <text:p text:style-name="P30"/>
        </text:list-item>
      </text:list>
      <text:p text:style-name="P1"><text:s text:c="2"/>5:<text:tab/>STD_OUT: ❌ <text:s/>STD_ERR: ✅ <text:s/>EXIT_CODE: ❌ [ minishell(0) <text:s/>bash(1) ]/ <text:s/>/home/benny/42_minishell_tester/cmds/mand/1_pipelines.sh:12 <text:s/></text:p>
      <text:list xml:id="list1425321675" text:style-name="L17">
        <text:list-item>
          <text:p text:style-name="P4">export GHOST=123 | env | grep GHOST – <text:span text:style-name="T3">könnte man mit usleep lösen – Problem – export ist vermutlich zu schnell, da builtin</text:span></text:p>
        </text:list-item>
      </text:list>
      <text:p text:style-name="P1"><text:s text:c="2"/>29:<text:tab/>STD_OUT: ❌ <text:s/>STD_ERR: ✅ <text:s/>EXIT_CODE: ❌ [ minishell(0) <text:s/>bash(2) ] <text:s/>/home/benny/42_minishell_tester/cmds/mand/1_pipelines.sh:96 <text:s/></text:p>
      <text:list xml:id="list59294316" text:style-name="L18">
        <text:list-item>
          <text:p text:style-name="P5">ls | cat &lt;&lt; stop | ls -la | cat &lt;&lt; stop1 | ls | cat &lt;&lt; stop2 | ls -la &gt; &gt; out | cat &lt;&lt; stop3 – <text:span text:style-name="T3">bei uns kommt die Fehlermeldung zum Schluss bei bash gleich zu Beginn</text:span></text:p>
        </text:list-item>
      </text:list>
      <text:p text:style-name="P1"><text:s text:c="2"/>7:<text:tab/>STD_OUT: ✅ <text:s/>STD_ERR: ❌ <text:s/>EXIT_CODE: ❌ [ minishell(127) <text:s/>bash(0) ] <text:s/>/home/benny/42_minishell_tester/cmds/mand/1_scmds.sh:19 <text:s/></text:p>
      <text:list xml:id="list3959836877" text:style-name="L19">
        <text:list-item>
          <text:p text:style-name="P6">touch "</text:p>
        </text:list-item>
        <text:list-item>
          <text:p text:style-name="P6">"</text:p>
        </text:list-item>
        <text:list-item>
          <text:p text:style-name="P6">/bin/rm -f "</text:p>
        </text:list-item>
        <text:list-item>
          <text:p text:style-name="P6">"</text:p>
        </text:list-item>
        <text:list-item>
          <text:p text:style-name="P7">bei uns keine offenen Quotes möglich</text:p>
        </text:list-item>
      </text:list>
      <text:p text:style-name="Standard"><text:s text:c="2"/>42:<text:tab/>STD_OUT: ❌ <text:s/>STD_ERR: ❌ <text:s/>EXIT_CODE: ✅ <text:s/>/home/benny/42_minishell_tester/cmds/mand/1_variables.sh:117 <text:s/></text:p>
      <text:list xml:id="list3429484376" text:style-name="L20">
        <text:list-item>
          <text:p text:style-name="P31">### SCMD IN VARIABLE ###</text:p>
        </text:list-item>
        <text:list-item>
          <text:p text:style-name="P31">export tmp_test="/bin/echo 42"</text:p>
        </text:list-item>
        <text:list-item>
          <text:p text:style-name="P31">$tmp_test</text:p>
        </text:list-item>
        <text:list-item>
          <text:p text:style-name="P31">$tmp_test 42</text:p>
        </text:list-item>
        <text:list-item>
          <text:p text:style-name="P31">export tmp_test="/bin/echo"</text:p>
        </text:list-item>
        <text:list-item>
          <text:p text:style-name="P31"><text:soft-page-break/>$tmp_test 42 42</text:p>
        </text:list-item>
      </text:list>
      <text:p text:style-name="P12"><text:s text:c="2"/>53:<text:tab/>STD_OUT: ✅ <text:s/>STD_ERR: ❌ <text:s/>EXIT_CODE: ✅ <text:s/>/home/benny/42_minishell_tester/cmds/mand/1_variables.sh:154 <text:s/></text:p>
      <text:list xml:id="list950816461" text:style-name="L21">
        <text:list-item>
          <text:p text:style-name="P14">export X=""</text:p>
        </text:list-item>
        <text:list-item>
          <text:p text:style-name="P14">/bin/echo "1"$X'2'</text:p>
        </text:list-item>
        <text:list-item>
          <text:p text:style-name="P18">OPEN QUOTES FEHLERMELDUNG</text:p>
        </text:list-item>
      </text:list>
      <text:p text:style-name="Standard"><text:s text:c="2"/>59:<text:tab/>STD_OUT: ❌ <text:s/>STD_ERR: ✅ <text:s/>EXIT_CODE: ✅ <text:s/>/home/benny/42_minishell_tester/cmds/mand/1_variables.sh:172 <text:s/></text:p>
      <text:list xml:id="list2282638014" text:style-name="L22">
        <text:list-item>
          <text:p text:style-name="P32">export test=" * "</text:p>
        </text:list-item>
        <text:list-item>
          <text:p text:style-name="P32">touch "$USER * ?eHallo"</text:p>
        </text:list-item>
        <text:list-item>
          <text:p text:style-name="P32">/bin/echo "$USER "*" ?e"*</text:p>
        </text:list-item>
        <text:list-item>
          <text:p text:style-name="P32">rm -f "$USER * ?eHallo"</text:p>
        </text:list-item>
      </text:list>
      <text:p text:style-name="P12"><text:s text:c="2"/>110:<text:tab/>STD_OUT: ❌ <text:s/>STD_ERR: ✅ <text:s/>EXIT_CODE: ❌ [ minishell(231) <text:s/>bash(0) ] <text:s/>/home/benny/42_minishell_tester/cmds/mand/2_correction.sh:261 <text:s/></text:p>
      <text:list xml:id="list2666831913" text:style-name="L23">
        <text:list-item>
          <text:p text:style-name="P15">unset PATH</text:p>
        </text:list-item>
        <text:list-item>
          <text:p text:style-name="P15">cd /bin</text:p>
        </text:list-item>
        <text:list-item>
          <text:p text:style-name="P15">ls</text:p>
        </text:list-item>
      </text:list>
      <text:p text:style-name="P12"><text:s text:c="2"/>111:<text:tab/>STD_OUT: ❌ <text:s/>STD_ERR: ✅ <text:s/>EXIT_CODE: ❌ [ minishell(231) <text:s/>bash(0) ] <text:s/>/home/benny/42_minishell_tester/cmds/mand/2_correction.sh:265 <text:s/></text:p>
      <text:list xml:id="list1619423577" text:style-name="L24">
        <text:list-item>
          <text:p text:style-name="P16">unset PATH</text:p>
        </text:list-item>
        <text:list-item>
          <text:p text:style-name="P16">cd /bin/../bin/</text:p>
        </text:list-item>
        <text:list-item>
          <text:p text:style-name="P16">ls</text:p>
        </text:list-item>
      </text:list>
      <text:p text:style-name="P12"><text:s text:c="2"/>113:<text:tab/>STD_OUT: ✅ <text:s/>STD_ERR: ✅ <text:s/>EXIT_CODE: ❌ [ minishell(231) <text:s/>bash(0) ] <text:s/>/home/benny/42_minishell_tester/cmds/mand/2_correction.sh:273 <text:s/></text:p>
      <text:list xml:id="list4103627836" text:style-name="L25">
        <text:list-item>
          <text:p text:style-name="P17">unset PATH</text:p>
        </text:list-item>
        <text:list-item>
          <text:p text:style-name="P17">cd /bin/</text:p>
        </text:list-item>
        <text:list-item>
          <text:p text:style-name="P17">sleep 2</text:p>
        </text:list-item>
      </text:list>
      <text:p text:style-name="Standard"><text:s text:c="2"/>114:<text:tab/>STD_OUT: ❌ <text:s/>STD_ERR: ❌ <text:s/>EXIT_CODE: ✅ <text:s/>/home/benny/42_minishell_tester/cmds/mand/2_correction.sh:277 <text:s/></text:p>
      <text:list xml:id="list2353731780" text:style-name="L26">
        <text:list-item>
          <text:p text:style-name="P33">mkdir tmp_path_test1 tmp_path_test2</text:p>
        </text:list-item>
        <text:list-item>
          <text:p text:style-name="P33">printf '#include &lt;unistd.h&gt;\nint main(){write(1, \"1\\n\", 2);}' &gt; tmp_path_test1/test1.c</text:p>
        </text:list-item>
        <text:list-item>
          <text:p text:style-name="P33">gcc tmp_path_test1/test1.c -o tmp_path_test1/a.out</text:p>
        </text:list-item>
        <text:list-item>
          <text:p text:style-name="P33">printf '#include &lt;unistd.h&gt;\nint main(){write(1, \"2\\n\", 2);}' &gt; tmp_path_test2/test2.c</text:p>
        </text:list-item>
        <text:list-item>
          <text:p text:style-name="P33">gcc tmp_path_test2/test2.c -o tmp_path_test2/a.out</text:p>
        </text:list-item>
        <text:list-item>
          <text:p text:style-name="P33">export PATH=tmp_path_test1:tmp_path_test2</text:p>
        </text:list-item>
        <text:list-item>
          <text:p text:style-name="P33">a.out</text:p>
        </text:list-item>
        <text:list-item>
          <text:p text:style-name="P33">export PATH=tmp_path_test2:tmp_path_test1</text:p>
        </text:list-item>
        <text:list-item>
          <text:p text:style-name="P33">a.out</text:p>
        </text:list-item>
        <text:list-item>
          <text:p text:style-name="P33">/bin/rm -rf tmp_path_test1 tmp_path_test2</text:p>
        </text:list-item>
      </text:list>
      <text:p text:style-name="Standard"><text:s text:c="2"/>11:<text:tab/>STD_OUT: ❌ <text:s/>STD_ERR: ❌ <text:s/>EXIT_CODE: ✅ <text:s/>/home/benny/42_minishell_tester/cmds/mand/2_path_check.sh:43 <text:s/></text:p>
      <text:list xml:id="list3749257291" text:style-name="L27">
        <text:list-item>
          <text:p text:style-name="P34">env -i ./minishell</text:p>
        </text:list-item>
        <text:list-item>
          <text:p text:style-name="P34">cd /bin/</text:p>
        </text:list-item>
        <text:list-item>
          <text:p text:style-name="P34">ls</text:p>
        </text:list-item>
      </text:list>
      <text:p text:style-name="Standard"><text:s text:c="2"/>12:<text:tab/>STD_OUT: ❌ <text:s/>STD_ERR: ✅ <text:s/>EXIT_CODE: ✅ <text:s/>/home/benny/42_minishell_tester/cmds/mand/2_path_check.sh:47 <text:s/></text:p>
      <text:list xml:id="list2314425467" text:style-name="L28">
        <text:list-item>
          <text:p text:style-name="P35">touch tmp_x_file1</text:p>
        </text:list-item>
        <text:list-item>
          <text:p text:style-name="P35">tmp_x_file1</text:p>
        </text:list-item>
        <text:list-item>
          <text:p text:style-name="P35">echo $?</text:p>
        </text:list-item>
        <text:list-item>
          <text:p text:style-name="P35">./tmp_x_file1</text:p>
        </text:list-item>
        <text:list-item>
          <text:p text:style-name="P35">echo $?</text:p>
        </text:list-item>
        <text:list-item>
          <text:p text:style-name="P35">export PATH=$HOME</text:p>
        </text:list-item>
        <text:list-item>
          <text:p text:style-name="P35"><text:soft-page-break/>echo $PATH</text:p>
        </text:list-item>
        <text:list-item>
          <text:p text:style-name="P35">tmp_x_file1</text:p>
        </text:list-item>
        <text:list-item>
          <text:p text:style-name="P35">echo $?</text:p>
        </text:list-item>
        <text:list-item>
          <text:p text:style-name="P35">./tmp_x_file1</text:p>
        </text:list-item>
        <text:list-item>
          <text:p text:style-name="P35">echo $?</text:p>
        </text:list-item>
        <text:list-item>
          <text:p text:style-name="P35">unset PATH</text:p>
        </text:list-item>
        <text:list-item>
          <text:p text:style-name="P35">tmp_x_file1</text:p>
        </text:list-item>
        <text:list-item>
          <text:p text:style-name="P35">echo $?</text:p>
        </text:list-item>
        <text:list-item>
          <text:p text:style-name="P35">./tmp_x_file1</text:p>
        </text:list-item>
        <text:list-item>
          <text:p text:style-name="P35">echo $?</text:p>
        </text:list-item>
        <text:list-item>
          <text:p text:style-name="P35">echo 42</text:p>
        </text:list-item>
        <text:list-item>
          <text:p text:style-name="P35">/bin/rm -f tmp_x_file1</text:p>
        </text:list-item>
      </text:list>
      <text:p text:style-name="Standard"><text:s text:c="2"/>20:<text:tab/>STD_OUT: ✅ <text:s/>STD_ERR: ✅ <text:s/>EXIT_CODE: ❌ [ minishell(0) <text:s/>bash(2) ] <text:s/>/home/benny/42_minishell_tester/cmds/mand/8_syntax_errors.sh:43 <text:s/></text:p>
      <text:list xml:id="list2830824088" text:style-name="L29">
        <text:list-item>
          <text:p text:style-name="P36">&gt;echo&gt;</text:p>
        </text:list-item>
        <text:list-item>
          <text:p text:style-name="P36">/bin/rm -f echo</text:p>
        </text:list-item>
      </text:list>
      <text:p text:style-name="Standard"><text:s text:c="2"/>21:<text:tab/>STD_OUT: ✅ <text:s/>STD_ERR: ✅ <text:s/>EXIT_CODE: ❌ [ minishell(0) <text:s/>bash(2) ] <text:s/>/home/benny/42_minishell_tester/cmds/mand/8_syntax_errors.sh:46 <text:s/></text:p>
      <text:list xml:id="list3568519890" text:style-name="L30">
        <text:list-item>
          <text:p text:style-name="P37">&lt;echo&lt;</text:p>
        </text:list-item>
        <text:list-item>
          <text:p text:style-name="P37">/bin/rm -f echo</text:p>
        </text:list-item>
      </text:list>
      <text:p text:style-name="Standard"><text:s text:c="2"/>22:<text:tab/>STD_OUT: ✅ <text:s/>STD_ERR: ✅ <text:s/>EXIT_CODE: ❌ [ minishell(0) <text:s/>bash(2) ] <text:s/>/home/benny/42_minishell_tester/cmds/mand/8_syntax_errors.sh:49 <text:s/></text:p>
      <text:list xml:id="list4050925011" text:style-name="L31">
        <text:list-item>
          <text:p text:style-name="P38">&gt;&gt;echo&gt;&gt;</text:p>
        </text:list-item>
        <text:list-item>
          <text:p text:style-name="P38">/bin/rm -f echo</text:p>
        </text:list-item>
      </text:list>
      <text:p text:style-name="Standard"><text:s text:c="2"/>4:<text:tab/>STD_OUT: ❌ <text:s/>STD_ERR: ✅ <text:s/>EXIT_CODE: ✅ <text:s/>/home/benny/42_minishell_tester/cmds/mand/9_go_wild.sh:11 <text:s/></text:p>
      <text:list xml:id="list3666083581" text:style-name="L32">
        <text:list-item>
          <text:p text:style-name="P39">/bin/echo '\1$42' &gt; tmp_redir_out</text:p>
        </text:list-item>
        <text:list-item>
          <text:p text:style-name="P39">ls -la | grep tmp_redir_out | awk '{print $1 $2}'</text:p>
        </text:list-item>
        <text:list-item>
          <text:p text:style-name="P39">cat -e tmp_redir_out</text:p>
        </text:list-item>
        <text:list-item>
          <text:p text:style-name="P39">rm tmp_redir_out</text:p>
        </text:list-item>
      </text:list>
      <text:p text:style-name="Standard"><text:s text:c="2"/>10:<text:tab/>STD_OUT: ❌ <text:s/>STD_ERR: ❌ <text:s/>EXIT_CODE: ✅ <text:s/>/home/benny/42_minishell_tester/cmds/mand/9_go_wild.sh:30 <text:s/></text:p>
      <text:list xml:id="list1736737671" text:style-name="L33">
        <text:list-item>
          <text:p text:style-name="P40">export test="arg1<text:tab/>arg2"</text:p>
        </text:list-item>
        <text:list-item>
          <text:p text:style-name="P40">echo 'echo $1' &gt; tmp_test_sh</text:p>
        </text:list-item>
        <text:list-item>
          <text:p text:style-name="P40">bash tmp_test_sh $test</text:p>
        </text:list-item>
        <text:list-item>
          <text:p text:style-name="P40">echo 'echo $2' &gt; tmp_test_sh</text:p>
        </text:list-item>
        <text:list-item>
          <text:p text:style-name="P40">bash tmp_test_sh $test</text:p>
        </text:list-item>
        <text:list-item>
          <text:p text:style-name="P40">rm -f tmp_test_sh</text:p>
        </text:list-item>
      </text:list>
      <text:p text:style-name="Standard"><text:s text:c="2"/>13:<text:tab/>STD_OUT: ❌ <text:s/>STD_ERR: ❌ <text:s/>EXIT_CODE: ✅ <text:s/>/home/benny/42_minishell_tester/cmds/mand/9_go_wild.sh:46 <text:s/></text:p>
      <text:list xml:id="list2277165746" text:style-name="L34">
        <text:list-item>
          <text:p text:style-name="P41">echo "env | /usr/bin/wc -l" | env -i $MINISHELL_PATH"/"$EXECUTABLE</text:p>
        </text:list-item>
        <text:list-item>
          <text:p text:style-name="P41">echo $?</text:p>
        </text:list-item>
      </text:list>
      <text:p text:style-name="Standard"><text:s text:c="2"/>14:<text:tab/>STD_OUT: ❌ <text:s/>STD_ERR: ❌ <text:s/>EXIT_CODE: ✅ <text:s/>/home/benny/42_minishell_tester/cmds/mand/9_go_wild.sh:49 <text:s/></text:p>
      <text:list xml:id="list2686099645" text:style-name="L35">
        <text:list-item>
          <text:p text:style-name="P42">echo "ls" | env -i $MINISHELL_PATH"/"$EXECUTABLE</text:p>
        </text:list-item>
        <text:list-item>
          <text:p text:style-name="P42">echo $?</text:p>
        </text:list-item>
      </text:list>
      <text:p text:style-name="Standard"><text:s text:c="2"/>15:<text:tab/>STD_OUT: ❌ <text:s/>STD_ERR: ❌ <text:s/>EXIT_CODE: ✅ <text:s/>/home/benny/42_minishell_tester/cmds/mand/9_go_wild.sh:52 <text:s/></text:p>
      <text:list xml:id="list4066341501" text:style-name="L36">
        <text:list-item>
          <text:p text:style-name="P43">echo "unset PATH" | env -i $MINISHELL_PATH"/"$EXECUTABLE</text:p>
        </text:list-item>
        <text:list-item>
          <text:p text:style-name="P43">echo $?</text:p>
        </text:list-item>
      </text:list>
      <text:p text:style-name="Standard"><text:s text:c="37"/>❌ 70 <text:s text:c="2"/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05:44.365750516</meta:creation-date>
    <dc:date>2024-01-12T16:01:50.105616729</dc:date>
    <meta:editing-duration>PT24M2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54" meta:word-count="925" meta:character-count="8365" meta:non-whitespace-character-count="7255"/>
  </office:meta>
</office:document-meta>
</file>